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41cm" svg:height="0.66cm" draw:z-index="0"><draw:image xlink:href="../../odt/images/005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Степенная функц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1">C-</text:span>код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67cm" draw:z-index="0"><draw:image xlink:href="../../odt/images/005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10">векторизован</text:span><text:span text:style-name="T9">, </text:span>возвращает выходное значение, вычисленное по формуле:</text:p>
            <text:p text:style-name="P4"><draw:frame draw:style-name="fr3" draw:name="Объект1" text:anchor-type="as-char" svg:width="2.778cm" svg:height="0.71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Text_20_body">где <draw:frame draw:style-name="fr3" draw:name="Объект2" text:anchor-type="as-char" svg:width="0.482cm" svg:height="0.54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 – <text:span text:style-name="T9">показатель степени</text:span>,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/draw:frame>– входно<text:span text:style-name="T9">й и выходной сигналы</text:span>.</text:p>
            <text:p text:style-name="Text_20_body"><text:span text:style-name="T2">Свойство</text:span>:</text:p>
            <text:list xml:id="list9081216986128348428" text:style-name="L1">
              <text:list-item>
                <text:p text:style-name="P5"><text:span text:style-name="T1">Показатель степени – коэффициент</text:span><text:span text:style-name="T1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.</text:span></text:p>
              </text:list-item>
            </text:list>
            <text:p text:style-name="Text_20_body">Параметр может быть вектором, размерность которого должна быть равна размерности входа, в этом случае на выходе будет также вектор.</text:p>
            <text:p text:style-name="Text_20_body"><text:span text:style-name="T12">Примечания</text:span>:</text:p>
            <text:list xml:id="list5061987891598417293" text:style-name="L2">
              <text:list-item>
                <text:p text:style-name="P6"><text:span text:style-name="T3">По умолчанию данный блок реализует степенное преобразование входного сигнала (скалярного или векторного) с коэффициентом</text:span><text:span text:style-name="T3"><draw:frame draw:style-name="fr3" draw:name="Object3" text:anchor-type="as-char" svg:width="1.145cm" svg:height="0.549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.</text:span></text:p>
              </text:list-item>
              <text:list-item>
                <text:p text:style-name="P6"><text:span text:style-name="T3">Именованные свойства задаются как </text:span><text:span text:style-name="T4">локальные</text:span><text:span text:style-name="T6"> переменные модели (или субмодели) во вкладке </text:span><text:span text:style-name="T4">Параметры</text:span><text:span text:style-name="T6"> или как глобальные сигналы проекта при помощи пункта главного меню </text:span><text:span text:style-name="T4">Графика</text:span><text:span text:style-name="T6"> </text:span><text:span text:style-name="T7">→</text:span><text:span text:style-name="T8"> </text:span><text:span text:style-name="T5">Сигналы</text:span><text:span text:style-name="T6">.</text:span></text:p>
              </text:list-item>
              <text:list-item>
                <text:p text:style-name="P7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епенная функция</dc:title>
    <dc:date>2012-03-30T20:19:04.23</dc:date>
    <meta:generator>OpenOffice_Beta/4.1.0$Win32 OpenOffice.org_project/410m14$Build-9760</meta:generator>
    <meta:editing-duration>PT2H37M54S</meta:editing-duration>
    <meta:editing-cycles>146</meta:editing-cycles>
    <meta:document-statistic meta:table-count="1" meta:image-count="2" meta:object-count="5" meta:page-count="1" meta:paragraph-count="16" meta:word-count="113" meta:character-count="77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sup>
          <mfenced open="(" close=")">
            <mrow>
              <mi>x</mi>
              <mrow>
                <mo stretchy="false">(</mo>
                <mrow>
                  <mi>t</mi>
                </mrow>
                <mo stretchy="false">)</mo>
              </mrow>
            </mrow>
          </mfenced>
          <mi>a</mi>
        </msup>
      </mrow>
    </mrow>
    <annotation encoding="StarMath 5.0">y(t) = left (x(t) right )^a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row>
        <mi>a</mi>
        <mo stretchy="false">=</mo>
        <mn>3</mn>
      </mrow>
    </mrow>
    <annotation encoding="StarMath 5.0">a=3</annotation>
  </semantics>
</math>
</file>